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5.9mm" table:align="margins"/>
    </style:style>
    <style:style style:name="Tabelle1.A" style:family="table-column">
      <style:table-column-properties style:column-width="87.95mm" style:rel-column-width="32767*"/>
    </style:style>
    <style:style style:name="Tabelle1.B" style:family="table-column">
      <style:table-column-properties style:column-width="87.95mm" style:rel-column-width="32768*"/>
    </style:style>
    <style:style style:name="Tabelle1.A1" style:family="table-cell">
      <style:table-cell-properties fo:padding="0.97mm" fo:border-left="0.05pt solid #000000" fo:border-right="none" fo:border-top="0.05pt solid #000000" fo:border-bottom="0.05pt solid #000000"/>
    </style:style>
    <style:style style:name="Tabelle1.B1" style:family="table-cell">
      <style:table-cell-properties fo:padding="0.97mm" fo:border="0.05pt solid #000000"/>
    </style:style>
    <style:style style:name="Tabelle1.A2" style:family="table-cell">
      <style:table-cell-properties fo:padding="0.97mm" fo:border-left="0.05pt solid #000000" fo:border-right="none" fo:border-top="none" fo:border-bottom="0.05pt solid #000000"/>
    </style:style>
    <style:style style:name="Tabelle1.B2" style:family="table-cell">
      <style:table-cell-properties fo:padding="0.97mm" fo:border-left="0.05pt solid #000000" fo:border-right="0.05pt solid #000000" fo:border-top="none" fo:border-bottom="0.05pt solid #000000"/>
    </style:style>
    <style:style style:name="P1" style:family="paragraph" style:parent-style-name="Standard">
      <style:text-properties fo:language="en" fo:country="US" officeooo:rsid="000f38f2" officeooo:paragraph-rsid="000f38f2"/>
    </style:style>
    <style:style style:name="P2" style:family="paragraph" style:parent-style-name="Standard">
      <style:text-properties fo:language="en" fo:country="US" officeooo:rsid="000f38f2" officeooo:paragraph-rsid="000f38f2"/>
    </style:style>
    <style:style style:name="P3" style:family="paragraph" style:parent-style-name="Standard">
      <style:text-properties fo:language="en" fo:country="US" officeooo:rsid="000f38f2" officeooo:paragraph-rsid="001456c3"/>
    </style:style>
    <style:style style:name="P4" style:family="paragraph" style:parent-style-name="Standard">
      <style:text-properties fo:language="en" fo:country="US" officeooo:rsid="00114f2f" officeooo:paragraph-rsid="00114f2f"/>
    </style:style>
    <style:style style:name="P5" style:family="paragraph" style:parent-style-name="Standard">
      <style:text-properties fo:language="en" fo:country="US" officeooo:rsid="001276e9" officeooo:paragraph-rsid="000f38f2"/>
    </style:style>
    <style:style style:name="P6" style:family="paragraph" style:parent-style-name="Standard">
      <style:text-properties fo:language="en" fo:country="US" officeooo:rsid="001276e9" officeooo:paragraph-rsid="001276e9"/>
    </style:style>
    <style:style style:name="P7" style:family="paragraph" style:parent-style-name="Standard">
      <style:text-properties fo:language="en" fo:country="US" officeooo:rsid="00134144" officeooo:paragraph-rsid="00134144"/>
    </style:style>
    <style:style style:name="P8" style:family="paragraph" style:parent-style-name="Standard">
      <style:text-properties fo:language="en" fo:country="US" officeooo:rsid="001456c3" officeooo:paragraph-rsid="001456c3"/>
    </style:style>
    <style:style style:name="P9" style:family="paragraph" style:parent-style-name="Table_20_Contents">
      <style:text-properties fo:language="en" fo:country="US" officeooo:rsid="000f38f2" officeooo:paragraph-rsid="000f38f2"/>
    </style:style>
    <style:style style:name="P10" style:family="paragraph" style:parent-style-name="Title">
      <style:text-properties fo:language="en" fo:country="US"/>
    </style:style>
    <style:style style:name="P11" style:family="paragraph" style:parent-style-name="Heading_20_1">
      <style:text-properties fo:language="en" fo:country="US"/>
    </style:style>
    <style:style style:name="T1" style:family="text">
      <style:text-properties officeooo:rsid="001276e9"/>
    </style:style>
    <style:style style:name="T2" style:family="text">
      <style:text-properties officeooo:rsid="000f38f2"/>
    </style:style>
    <style:style style:name="T3" style:family="text">
      <style:text-properties officeooo:rsid="00132bf2"/>
    </style:style>
    <style:style style:name="T4" style:family="text">
      <style:text-properties officeooo:rsid="001456c3"/>
    </style:style>
    <style:style style:name="T5" style:family="text">
      <style:text-properties officeooo:rsid="0015f06b"/>
    </style:style>
    <style:style style:name="T6" style:family="text">
      <style:text-properties officeooo:rsid="0017e93d"/>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NN training on MNIST dataset us<text:span text:style-name="T6">i</text:span>ng OpenCL benchmark</text:p>
      <text:p text:style-name="P1"/>
      <text:h text:style-name="P11" text:outline-level="1">Benchmark</text:h>
      <text:p text:style-name="P1">For benchmarking classification task with artificial neural networks on MNIST data set. Backpropagation training algorithm were used to train the network. The benchmark mostly consist of matrix operation on big matrices.</text:p>
      <text:h text:style-name="P11" text:outline-level="1">Testing platforms</text:h>
      <text:p text:style-name="P1">3 platforms were used in tests</text:p>
      <text:p text:style-name="P1"/>
      <table:table table:name="Tabelle1" table:style-name="Tabelle1">
        <table:table-column table:style-name="Tabelle1.A"/>
        <table:table-column table:style-name="Tabelle1.B"/>
        <table:table-row>
          <table:table-cell table:style-name="Tabelle1.A1" office:value-type="string">
            <text:p text:style-name="P9"><text:span text:style-name="T3">OpenCL </text:span>Device</text:p>
          </table:table-cell>
          <table:table-cell table:style-name="Tabelle1.B1" office:value-type="string">
            <text:p text:style-name="P9"><text:span text:style-name="T3">OpenCL </text:span>Driver</text:p>
          </table:table-cell>
        </table:table-row>
        <table:table-row>
          <table:table-cell table:style-name="Tabelle1.A2" office:value-type="string">
            <text:p text:style-name="P1">i5-4200<text:span text:style-name="T1">u</text:span> Intel HD Haswell GT2</text:p>
          </table:table-cell>
          <table:table-cell table:style-name="Tabelle1.B2" office:value-type="string">
            <text:p text:style-name="P9">OpenCL 1.2 beignet 1.1.2</text:p>
          </table:table-cell>
        </table:table-row>
        <table:table-row>
          <table:table-cell table:style-name="Tabelle1.A2" office:value-type="string">
            <text:p text:style-name="P9">i7-3770 Intel HD Ivy Bridge GT2</text:p>
          </table:table-cell>
          <table:table-cell table:style-name="Tabelle1.B2" office:value-type="string">
            <text:p text:style-name="P9">OpenCL 1.2 beignet 1.1.1</text:p>
          </table:table-cell>
        </table:table-row>
        <table:table-row>
          <table:table-cell table:style-name="Tabelle1.A2" office:value-type="string">
            <text:p text:style-name="P9">A10-7850k AMD Kaveri</text:p>
          </table:table-cell>
          <table:table-cell table:style-name="Tabelle1.B2" office:value-type="string">
            <text:p text:style-name="P9">OpenCL 1.1 MESA 11.2.2</text:p>
          </table:table-cell>
        </table:table-row>
      </table:table>
      <text:p text:style-name="P1"/>
      <text:p text:style-name="P1">Difference in OpenCL version should not make any difference, since only basic functionality was used, which supported by both versions.</text:p>
      <text:p text:style-name="P1"/>
      <text:p text:style-name="P1">Additionally tests were conducted on CPUs using numpy for matrix operations, but they were not parallelized and don’t give correct representation of CPU performance.</text:p>
      <text:p text:style-name="P5"/>
      <text:p text:style-name="P6">Note that <text:span text:style-name="T2">i5-4200</text:span>u<text:span text:style-name="T2"> Intel HD Haswell GT2 </text:span>was installed in a laptop, therefore it was most certainly throttled.</text:p>
      <text:h text:style-name="P11" text:outline-level="1">Results</text:h>
      <text:p text:style-name="P4">Results for required train time(50 iterations) are presented in the following table:</text:p>
      <text:p text:style-name="P4"><draw:frame draw:style-name="fr1" draw:name="Objekt1" text:anchor-type="paragraph" svg:width="171.36mm" svg:height="45.16mm" draw:z-index="0"><draw:object xlink:href="./Object 1" xlink:type="simple" xlink:show="embed" xlink:actuate="onLoad"/><draw:image xlink:href="./ObjectReplacements/Object 1" xlink:type="simple" xlink:show="embed" xlink:actuate="onLoad"/></draw:frame>“train size” is the number of samples in train set. </text:p>
      <text:p text:style-name="P4">“net site” is the number of nodes in the hidden layer.</text:p>
      <text:p text:style-name="P4">Values a given in seconds. </text:p>
      <text:h text:style-name="P11" text:outline-level="1"><text:soft-page-break/>Summary</text:h>
      <text:p text:style-name="P3">Of all tested devices Kaveri was the fastest in every test for this benchmark. Haswell Intel HD comes second and Ivy Bridge was the last one. Ordering of results correlates with raw computation performance of devices <text:span text:style-name="T4">[1,2]</text:span>. <text:span text:style-name="T5">That is rather expected results, since test was pretty simple focused on raw computation power with no extensive data transfers or optimizations that probably could change the picture.</text:span></text:p>
      <text:h text:style-name="P11" text:outline-level="1">References</text:h>
      <text:p text:style-name="P7"><text:span text:style-name="T4">[1] </text:span><text:a xlink:type="simple" xlink:href="https://en.wikipedia.org/wiki/Intel_HD_and_Iris_Graphics" text:style-name="Internet_20_link" text:visited-style-name="Visited_20_Internet_20_Link">https://en.wikipedia.org/wiki/Intel_HD_and_Iris_Graphics</text:a></text:p>
      <text:p text:style-name="P8">[2] <text:a xlink:type="simple" xlink:href="http://www.anandtech.com/show/7711/floating-point-peak-performance-of-kaveri-and-other-recent-amd-and-intel-chips" text:style-name="Internet_20_link" text:visited-style-name="Visited_20_Internet_20_Link">http://www.anandtech.com/show/7711/floating-point-peak-performance-of-kaveri-and-other-recent-amd-and-intel-chips</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mm" style:writing-mode="page"/>
      <style:text-properties style:use-window-font-color="true" style:font-name="Liberation Serif" fo:font-size="12pt" fo:language="de" fo:country="DE"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ey Zinov</meta:initial-creator>
    <meta:creation-date>2016-07-07T21:04:37.899233141</meta:creation-date>
    <dc:date>2016-07-07T21:37:12.821668403</dc:date>
    <dc:creator>Sergey Zinov</dc:creator>
    <meta:editing-duration>PT10M45S</meta:editing-duration>
    <meta:editing-cycles>9</meta:editing-cycles>
    <meta:generator>LibreOffice/5.1.4.2$Linux_X86_64 LibreOffice_project/10m0$Build-2</meta:generator>
    <meta:document-statistic meta:table-count="1" meta:image-count="0" meta:object-count="1" meta:page-count="2" meta:paragraph-count="26" meta:word-count="250" meta:character-count="1739" meta:non-whitespace-character-count="15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3.98mm"/>
    </style:style>
    <style:style style:name="co3" style:family="table-column">
      <style:table-column-properties fo:break-before="auto" style:column-width="37.43mm"/>
    </style:style>
    <style:style style:name="co4" style:family="table-column">
      <style:table-column-properties fo:break-before="auto" style:column-width="34.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Pivot-Tabelle_20_Feld">
      <style:table-cell-properties fo:border="0.06pt solid #000000"/>
      <style:text-properties style:text-position=""/>
    </style:style>
    <style:style style:name="ce2" style:family="table-cell" style:parent-style-name="Pivot-Tabelle_20_Kategorie" style:data-style-name="N0">
      <style:table-cell-properties fo:border="0.06pt solid #000000"/>
      <style:text-properties style:text-position=""/>
    </style:style>
    <style:style style:name="ce3" style:family="table-cell" style:parent-style-name="Pivot-Tabelle_20_Wert" style:data-style-name="N0">
      <style:table-cell-properties fo:border="0.06pt solid #000000"/>
      <style:text-properties style:text-position=""/>
    </style:style>
    <style:style style:name="ce4" style:family="table-cell" style:parent-style-name="Pivot-Tabelle_20_Feld">
      <style:table-cell-properties fo:border="0.06pt solid #000000"/>
    </style:style>
    <style:style style:name="ce5" style:family="table-cell" style:parent-style-name="Pivot-Tabelle_20_Kategorie" style:data-style-name="N0">
      <style:table-cell-properties fo:border="0.06pt solid #000000"/>
    </style:style>
    <style:style style:name="ce6" style:family="table-cell" style:parent-style-name="Pivot-Tabelle_20_Wert" style:data-style-name="N0">
      <style:table-cell-properties fo:border="0.06pt solid #000000"/>
    </style:style>
  </office:automatic-styles>
  <office:body>
    <office:spreadsheet>
      <table:calculation-settings table:automatic-find-labels="false"/>
      <table:table table:name="Tabelle5" table:style-name="ta1">
        <table:table-column table:style-name="co1" table:number-columns-repeated="2" table:default-cell-style-name="ce5"/>
        <table:table-column table:style-name="co2" table:default-cell-style-name="ce6"/>
        <table:table-column table:style-name="co3" table:default-cell-style-name="ce6"/>
        <table:table-column table:style-name="co4" table:default-cell-style-name="ce6"/>
        <table:table-row table:style-name="ro1" table:number-rows-repeated="2">
          <table:table-cell table:style-name="Default" table:number-columns-repeated="5"/>
        </table:table-row>
        <table:table-row table:style-name="ro1">
          <table:table-cell table:style-name="ce4" office:value-type="string" calcext:value-type="string">
            <text:p>train size</text:p>
          </table:table-cell>
          <table:table-cell table:style-name="ce4" office:value-type="string" calcext:value-type="string">
            <text:p>net size</text:p>
          </table:table-cell>
          <table:table-cell table:style-name="ce5" office:value-type="string" calcext:value-type="string">
            <text:p>A10-7850K Radeon R7 GPU ocl</text:p>
          </table:table-cell>
          <table:table-cell table:style-name="ce5" office:value-type="string" calcext:value-type="string">
            <text:p>i5-4200u HD GPU ocl</text:p>
          </table:table-cell>
          <table:table-cell table:style-name="ce5" office:value-type="string" calcext:value-type="string">
            <text:p>i7-3770 HD GPU ocl</text:p>
          </table:table-cell>
        </table:table-row>
        <table:table-row table:style-name="ro1">
          <table:table-cell office:value-type="float" office:value="4000" calcext:value-type="float">
            <text:p>4000</text:p>
          </table:table-cell>
          <table:table-cell office:value-type="float" office:value="100" calcext:value-type="float">
            <text:p>100</text:p>
          </table:table-cell>
          <table:table-cell office:value-type="float" office:value="27.3961517810822" calcext:value-type="float">
            <text:p>27,3961517811</text:p>
          </table:table-cell>
          <table:table-cell office:value-type="float" office:value="38.8802807331085" calcext:value-type="float">
            <text:p>38,8802807331</text:p>
          </table:table-cell>
          <table:table-cell office:value-type="float" office:value="36.2094142436981" calcext:value-type="float">
            <text:p>36,2094142437</text:p>
          </table:table-cell>
        </table:table-row>
        <table:table-row table:style-name="ro1">
          <table:table-cell office:value-type="float" office:value="4000" calcext:value-type="float">
            <text:p>4000</text:p>
          </table:table-cell>
          <table:table-cell office:value-type="float" office:value="400" calcext:value-type="float">
            <text:p>400</text:p>
          </table:table-cell>
          <table:table-cell office:value-type="float" office:value="37.8330941200256" calcext:value-type="float">
            <text:p>37,83309412</text:p>
          </table:table-cell>
          <table:table-cell office:value-type="float" office:value="153.812828302383" calcext:value-type="float">
            <text:p>153,8128283024</text:p>
          </table:table-cell>
          <table:table-cell office:value-type="float" office:value="154.690683841705" calcext:value-type="float">
            <text:p>154,6906838417</text:p>
          </table:table-cell>
        </table:table-row>
        <table:table-row table:style-name="ro1">
          <table:table-cell office:value-type="float" office:value="4000" calcext:value-type="float">
            <text:p>4000</text:p>
          </table:table-cell>
          <table:table-cell office:value-type="float" office:value="800" calcext:value-type="float">
            <text:p>800</text:p>
          </table:table-cell>
          <table:table-cell office:value-type="float" office:value="76.3029687404633" calcext:value-type="float">
            <text:p>76,3029687405</text:p>
          </table:table-cell>
          <table:table-cell office:value-type="float" office:value="299.715326070786" calcext:value-type="float">
            <text:p>299,7153260708</text:p>
          </table:table-cell>
          <table:table-cell office:value-type="float" office:value="321.527015924454" calcext:value-type="float">
            <text:p>321,5270159245</text:p>
          </table:table-cell>
        </table:table-row>
        <table:table-row table:style-name="ro1">
          <table:table-cell office:value-type="float" office:value="8000" calcext:value-type="float">
            <text:p>8000</text:p>
          </table:table-cell>
          <table:table-cell office:value-type="float" office:value="100" calcext:value-type="float">
            <text:p>100</text:p>
          </table:table-cell>
          <table:table-cell office:value-type="float" office:value="22.3273363113403" calcext:value-type="float">
            <text:p>22,3273363113</text:p>
          </table:table-cell>
          <table:table-cell office:value-type="float" office:value="71.9113159179688" calcext:value-type="float">
            <text:p>71,911315918</text:p>
          </table:table-cell>
          <table:table-cell office:value-type="float" office:value="54.5832765102387" calcext:value-type="float">
            <text:p>54,5832765102</text:p>
          </table:table-cell>
        </table:table-row>
        <table:table-row table:style-name="ro1">
          <table:table-cell office:value-type="float" office:value="8000" calcext:value-type="float">
            <text:p>8000</text:p>
          </table:table-cell>
          <table:table-cell office:value-type="float" office:value="400" calcext:value-type="float">
            <text:p>400</text:p>
          </table:table-cell>
          <table:table-cell office:value-type="float" office:value="73.0817823410034" calcext:value-type="float">
            <text:p>73,081782341</text:p>
          </table:table-cell>
          <table:table-cell office:value-type="float" office:value="288.015382766724" calcext:value-type="float">
            <text:p>288,0153827667</text:p>
          </table:table-cell>
          <table:table-cell office:value-type="float" office:value="228.957664728165" calcext:value-type="float">
            <text:p>228,9576647282</text:p>
          </table:table-cell>
        </table:table-row>
        <table:table-row table:style-name="ro1">
          <table:table-cell office:value-type="float" office:value="8000" calcext:value-type="float">
            <text:p>8000</text:p>
          </table:table-cell>
          <table:table-cell office:value-type="float" office:value="800" calcext:value-type="float">
            <text:p>800</text:p>
          </table:table-cell>
          <table:table-cell office:value-type="float" office:value="164.14171910286" calcext:value-type="float">
            <text:p>164,1417191029</text:p>
          </table:table-cell>
          <table:table-cell office:value-type="float" office:value="611.594160079956" calcext:value-type="float">
            <text:p>611,59416008</text:p>
          </table:table-cell>
          <table:table-cell office:value-type="float" office:value="481.823083877563" calcext:value-type="float">
            <text:p>481,8230838776</text:p>
          </table:table-cell>
        </table:table-row>
        <table:table-row table:style-name="ro1">
          <table:table-cell office:value-type="float" office:value="33600" calcext:value-type="float">
            <text:p>33600</text:p>
          </table:table-cell>
          <table:table-cell office:value-type="float" office:value="100" calcext:value-type="float">
            <text:p>100</text:p>
          </table:table-cell>
          <table:table-cell office:value-type="float" office:value="93.5660784244537" calcext:value-type="float">
            <text:p>93,5660784245</text:p>
          </table:table-cell>
          <table:table-cell office:value-type="float" office:value="303.669638156891" calcext:value-type="float">
            <text:p>303,6696381569</text:p>
          </table:table-cell>
          <table:table-cell office:value-type="float" office:value="236.25220656395" calcext:value-type="float">
            <text:p>236,252206564</text:p>
          </table:table-cell>
        </table:table-row>
        <table:table-row table:style-name="ro1">
          <table:table-cell office:value-type="float" office:value="33600" calcext:value-type="float">
            <text:p>33600</text:p>
          </table:table-cell>
          <table:table-cell office:value-type="float" office:value="400" calcext:value-type="float">
            <text:p>400</text:p>
          </table:table-cell>
          <table:table-cell office:value-type="float" office:value="291.51571559906" calcext:value-type="float">
            <text:p>291,5157155991</text:p>
          </table:table-cell>
          <table:table-cell office:value-type="float" office:value="1193.83860397339" calcext:value-type="float">
            <text:p>1193,8386039734</text:p>
          </table:table-cell>
          <table:table-cell office:value-type="float" office:value="959.479367494583" calcext:value-type="float">
            <text:p>959,4793674946</text:p>
          </table:table-cell>
        </table:table-row>
        <table:table-row table:style-name="ro1">
          <table:table-cell office:value-type="float" office:value="33600" calcext:value-type="float">
            <text:p>33600</text:p>
          </table:table-cell>
          <table:table-cell office:value-type="float" office:value="800" calcext:value-type="float">
            <text:p>800</text:p>
          </table:table-cell>
          <table:table-cell office:value-type="float" office:value="640.569853067398" calcext:value-type="float">
            <text:p>640,5698530674</text:p>
          </table:table-cell>
          <table:table-cell office:value-type="float" office:value="2466.16823244095" calcext:value-type="float">
            <text:p>2466,168232441</text:p>
          </table:table-cell>
          <table:table-cell office:value-type="float" office:value="2096.82220482826" calcext:value-type="float">
            <text:p>2096,822204828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AR PL UKai CN" style:font-family-asian="'AR PL UKai CN'"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Tabelle_20_Feld" style:display-name="Pivot-Tabelle Feld" style:family="table-cell" style:parent-style-name="Default"/>
    <style:style style:name="Pivot-Tabelle_20_Kategorie" style:display-name="Pivot-Tabelle Kategorie" style:family="table-cell" style:parent-style-name="Default">
      <style:table-cell-properties style:text-align-source="fix" style:repeat-content="false"/>
      <style:paragraph-properties fo:text-align="start"/>
    </style:style>
    <style:style style:name="Pivot-Tabelle_20_Wert" style:display-name="Pivot-Tabelle Wert" style:family="table-cell" style:parent-style-name="Default"/>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7">00.00.0000</text:date>, <text:time style:data-style-name="N2" text:time-value="21:27:38.912051655">00:00:00</text:time></text:p>
        </style:region-right>
      </style:header>
      <style:header-left style:display="false"/>
      <style:footer>
        <text:p>Seite <text:page-number>1</text:page-number> / <text:page-count>99</text:page-count></text:p>
      </style:footer>
      <style:footer-left style:display="false"/>
    </style:master-page>
  </office:master-styles>
</office:document-styles>
</file>